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Courier 10 Pitch1" svg:font-family="'Courier 10 Pitch'"/>
    <style:font-face style:name="Courier 10 Pitchur" svg:font-family="'Courier 10 Pitchur'"/>
    <style:font-face style:name="Lohit Hindi1" svg:font-family="'Lohit Hindi'"/>
    <style:font-face style:name="OpenSymbol" svg:font-family="OpenSymbol"/>
    <style:font-face style:name="Courier 10 Pitch" svg:font-family="'Courier 10 Pitch'" style:font-pitch="fixed"/>
    <style:font-face style:name="Courier New" svg:font-family="'Courier New'" style:font-family-generic="modern" style:font-pitch="fixed"/>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2" style:family="table-row">
      <style:table-row-properties style:min-row-height="0.693cm"/>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center" style:justify-single-word="false"/>
      <style:text-properties style:font-name="Courier New" fo:font-size="12pt" fo:language="en" fo:country="US" fo:font-weight="bold" style:font-size-asian="12pt" style:font-weight-asian="bold" style:font-size-complex="12pt" style:font-weight-complex="bold"/>
    </style:style>
    <style:style style:name="P2" style:family="paragraph" style:parent-style-name="Header">
      <style:paragraph-properties fo:text-align="center" style:justify-single-word="false"/>
      <style:text-properties style:font-name="Liberation Serif" fo:language="en" fo:country="US"/>
    </style:style>
    <style:style style:name="P3" style:family="paragraph" style:parent-style-name="Footer">
      <style:text-properties fo:language="en" fo:country="US"/>
    </style:style>
    <style:style style:name="P4" style:family="paragraph" style:parent-style-name="Text_20_body">
      <style:paragraph-properties fo:text-align="center" style:justify-single-word="false"/>
      <style:text-properties fo:font-size="24pt" fo:language="en" fo:country="US" fo:font-weight="bold" style:font-size-asian="24pt" style:font-weight-asian="bold" style:font-size-complex="24pt" style:font-weight-complex="bold"/>
    </style:style>
    <style:style style:name="P5" style:family="paragraph" style:parent-style-name="Text_20_body">
      <style:paragraph-properties fo:text-align="end" style:justify-single-word="false"/>
      <style:text-properties fo:font-size="24pt" fo:language="en" fo:country="US" fo:font-weight="bold" style:font-size-asian="24pt" style:font-weight-asian="bold" style:font-size-complex="24pt" style:font-weight-complex="bold"/>
    </style:style>
    <style:style style:name="P6" style:family="paragraph" style:parent-style-name="Text_20_body">
      <style:text-properties fo:language="en" fo:country="US"/>
    </style:style>
    <style:style style:name="P7" style:family="paragraph" style:parent-style-name="Text_20_body">
      <style:paragraph-properties>
        <style:tab-stops/>
      </style:paragraph-properties>
      <style:text-properties fo:language="en" fo:country="US"/>
    </style:style>
    <style:style style:name="P8" style:family="paragraph" style:parent-style-name="Text_20_body">
      <style:text-properties fo:language="en" fo:country="US" fo:font-weight="bold" style:font-weight-asian="bold" style:font-weight-complex="bold"/>
    </style:style>
    <style:style style:name="P9" style:family="paragraph" style:parent-style-name="Text_20_body">
      <style:text-properties fo:language="en" fo:country="US" fo:font-weight="normal" style:font-weight-asian="normal" style:font-weight-complex="normal"/>
    </style:style>
    <style:style style:name="P10" style:family="paragraph" style:parent-style-name="Text_20_body">
      <style:text-properties fo:font-size="10pt" fo:language="en" fo:country="US" fo:font-style="italic" style:font-size-asian="10pt" style:font-style-asian="italic" style:font-size-complex="10pt" style:font-style-complex="italic"/>
    </style:style>
    <style:style style:name="P11" style:family="paragraph" style:parent-style-name="Text_20_body">
      <style:text-properties fo:font-size="10pt" fo:language="en" fo:country="US" fo:font-weight="normal" style:font-size-asian="10pt" style:font-weight-asian="normal" style:font-size-complex="10pt" style:font-weight-complex="normal"/>
    </style:style>
    <style:style style:name="P12" style:family="paragraph" style:parent-style-name="Text_20_body">
      <style:text-properties fo:font-size="10pt" fo:language="en" fo:country="US" style:font-size-asian="10pt" style:font-size-complex="10pt"/>
    </style:style>
    <style:style style:name="P13" style:family="paragraph" style:parent-style-name="Text_20_body">
      <style:text-properties style:font-name="Courier 10 Pitch" fo:language="en" fo:country="US"/>
    </style:style>
    <style:style style:name="P14" style:family="paragraph" style:parent-style-name="Text_20_body">
      <style:text-properties style:font-name="Courier 10 Pitch" fo:font-size="12pt" fo:language="en" fo:country="US" fo:font-weight="normal" style:font-size-asian="10.5pt" style:font-weight-asian="normal" style:font-size-complex="12pt" style:font-weight-complex="normal"/>
    </style:style>
    <style:style style:name="P15" style:family="paragraph" style:parent-style-name="Text_20_body">
      <style:text-properties style:font-name="Courier 10 Pitch" fo:font-size="12pt" fo:language="en" fo:country="US" fo:font-weight="normal" style:font-size-asian="12pt" style:font-weight-asian="normal" style:font-size-complex="12pt" style:font-weight-complex="normal"/>
    </style:style>
    <style:style style:name="P16" style:family="paragraph" style:parent-style-name="Text_20_body">
      <style:text-properties style:font-name="Courier 10 Pitch" fo:font-size="10pt" fo:language="en" fo:country="US" fo:font-weight="normal" style:font-size-asian="10pt" style:font-weight-asian="normal" style:font-size-complex="10pt" style:font-weight-complex="normal"/>
    </style:style>
    <style:style style:name="P17" style:family="paragraph" style:parent-style-name="Text_20_body">
      <style:text-properties fo:font-size="12pt" fo:language="en" fo:country="US" fo:font-weight="normal" style:font-size-asian="10.5pt" style:font-weight-asian="normal" style:font-size-complex="12pt" style:font-weight-complex="normal"/>
    </style:style>
    <style:style style:name="P18" style:family="paragraph" style:parent-style-name="Text_20_body">
      <style:text-properties fo:font-size="12pt" fo:language="en" fo:country="US" fo:font-weight="normal" style:font-size-asian="12pt" style:font-weight-asian="normal" style:font-size-complex="12pt" style:font-weight-complex="normal"/>
    </style:style>
    <style:style style:name="P19" style:family="paragraph" style:parent-style-name="Text_20_body">
      <style:text-properties fo:font-size="12pt" fo:language="en" fo:country="US" fo:font-weight="bold" style:font-size-asian="10.5pt" style:font-weight-asian="bold" style:font-size-complex="12pt" style:font-weight-complex="bold"/>
    </style:style>
    <style:style style:name="P20" style:family="paragraph" style:parent-style-name="Text_20_body">
      <style:paragraph-properties fo:text-align="end" style:justify-single-word="false"/>
      <style:text-properties fo:font-size="12pt" fo:language="en" fo:country="US" fo:font-style="italic" fo:font-weight="bold" style:font-size-asian="12pt" style:font-style-asian="italic" style:font-weight-asian="bold" style:font-size-complex="12pt" style:font-style-complex="italic" style:font-weight-complex="bold"/>
    </style:style>
    <style:style style:name="P21" style:family="paragraph" style:parent-style-name="Text_20_body">
      <style:text-properties style:font-name="Courier 10 Pitchur" fo:language="en" fo:country="US"/>
    </style:style>
    <style:style style:name="P22" style:family="paragraph" style:parent-style-name="Text_20_body">
      <style:text-properties style:font-name="Liberation Serif" fo:font-size="12pt" fo:language="en" fo:country="US" fo:font-weight="normal" style:font-size-asian="12pt" style:font-weight-asian="normal" style:font-size-complex="12pt" style:font-weight-complex="normal"/>
    </style:style>
    <style:style style:name="P23" style:family="paragraph" style:parent-style-name="Text_20_body">
      <style:text-properties style:font-name="Liberation Serif" fo:language="en" fo:country="US"/>
    </style:style>
    <style:style style:name="P24" style:family="paragraph" style:parent-style-name="Text_20_body">
      <style:text-properties style:font-name="Liberation Serif" fo:language="en" fo:country="US" fo:font-weight="normal" style:font-weight-asian="normal" style:font-weight-complex="normal"/>
    </style:style>
    <style:style style:name="P25" style:family="paragraph" style:parent-style-name="Text_20_body">
      <style:text-properties style:font-name="Liberation Serif" fo:font-size="10pt" fo:language="en" fo:country="US" fo:font-weight="normal" style:font-size-asian="10pt" style:font-weight-asian="normal" style:font-size-complex="10pt" style:font-weight-complex="normal"/>
    </style:style>
    <style:style style:name="P26" style:family="paragraph" style:parent-style-name="Text_20_body">
      <style:text-properties style:font-name="Liberation Serif" fo:font-size="14pt" fo:language="en" fo:country="US" fo:font-weight="bold" style:font-size-asian="14pt" style:font-weight-asian="bold" style:font-size-complex="14pt" style:font-weight-complex="bold"/>
    </style:style>
    <style:style style:name="P27" style:family="paragraph" style:parent-style-name="Text_20_body">
      <style:text-properties fo:color="#000000" style:font-name="Courier 10 Pitch1" fo:language="en" fo:country="US" fo:font-weight="bold" style:font-weight-asian="bold" style:font-weight-complex="bold"/>
    </style:style>
    <style:style style:name="P28" style:family="paragraph" style:parent-style-name="Text_20_body">
      <style:text-properties style:font-name="Courier 10 Pitch1"/>
    </style:style>
    <style:style style:name="P29" style:family="paragraph" style:parent-style-name="Text_20_body">
      <style:text-properties style:font-name="Courier 10 Pitch1" fo:language="en" fo:country="US"/>
    </style:style>
    <style:style style:name="P30" style:family="paragraph" style:parent-style-name="Text_20_body">
      <style:text-properties style:font-name="Courier 10 Pitch1" fo:font-size="10pt" fo:language="en" fo:country="US" style:font-size-asian="10pt" style:font-size-complex="10pt"/>
    </style:style>
    <style:style style:name="P31" style:family="paragraph" style:parent-style-name="Text_20_body">
      <style:text-properties style:font-name="Courier 10 Pitch1" fo:font-size="10pt" fo:language="en" fo:country="US" fo:font-weight="normal" style:font-size-asian="10pt" style:font-weight-asian="normal" style:font-size-complex="10pt" style:font-weight-complex="normal"/>
    </style:style>
    <style:style style:name="P32" style:family="paragraph" style:parent-style-name="Text_20_body">
      <style:paragraph-properties fo:text-align="end" style:justify-single-word="false"/>
      <style:text-properties fo:font-size="20pt" fo:language="en" fo:country="US" fo:font-weight="normal" style:font-size-asian="20pt" style:font-weight-asian="normal" style:font-size-complex="20pt" style:font-weight-complex="normal"/>
    </style:style>
    <style:style style:name="P33" style:family="paragraph" style:parent-style-name="Text_20_body">
      <style:paragraph-properties fo:text-align="end" style:justify-single-word="false"/>
      <style:text-properties fo:font-size="18pt" fo:language="en" fo:country="US" fo:font-style="italic" fo:font-weight="normal" style:font-size-asian="18pt" style:font-style-asian="italic" style:font-weight-asian="normal" style:font-size-complex="18pt" style:font-style-complex="italic" style:font-weight-complex="normal"/>
    </style:style>
    <style:style style:name="P34" style:family="paragraph" style:parent-style-name="Text_20_body" style:master-page-name="">
      <style:paragraph-properties fo:margin-top="0cm" fo:margin-bottom="0cm" style:page-number="auto"/>
      <style:text-properties style:font-name="Courier 10 Pitch" fo:language="en" fo:country="US" fo:font-weight="bold" style:font-weight-asian="bold" style:font-weight-complex="bold"/>
    </style:style>
    <style:style style:name="P35" style:family="paragraph" style:parent-style-name="Text_20_body">
      <style:paragraph-properties fo:margin-top="0cm" fo:margin-bottom="0cm"/>
      <style:text-properties style:font-name="Courier 10 Pitch" fo:language="en" fo:country="US"/>
    </style:style>
    <style:style style:name="P36" style:family="paragraph" style:parent-style-name="Text_20_body">
      <style:paragraph-properties fo:margin-top="0cm" fo:margin-bottom="0cm"/>
      <style:text-properties style:font-name="Courier 10 Pitch" fo:language="en" fo:country="US" fo:font-weight="bold" style:font-weight-asian="bold" style:font-weight-complex="bold"/>
    </style:style>
    <style:style style:name="P37" style:family="paragraph" style:parent-style-name="Text_20_body">
      <style:paragraph-properties fo:margin-top="0cm" fo:margin-bottom="0cm"/>
      <style:text-properties style:font-name="Courier 10 Pitch" fo:language="en" fo:country="US" fo:font-weight="normal" style:font-weight-asian="normal" style:font-weight-complex="normal"/>
    </style:style>
    <style:style style:name="P38" style:family="paragraph" style:parent-style-name="Text_20_body">
      <style:paragraph-properties fo:margin-top="0cm" fo:margin-bottom="0cm"/>
      <style:text-properties style:font-name="Liberation Serif" fo:font-size="10pt" fo:language="en" fo:country="US" fo:font-weight="normal" style:font-size-asian="10pt" style:font-weight-asian="normal" style:font-size-complex="10pt" style:font-weight-complex="normal"/>
    </style:style>
    <style:style style:name="P39" style:family="paragraph" style:parent-style-name="Text_20_body">
      <style:paragraph-properties fo:margin-top="0cm" fo:margin-bottom="0cm"/>
      <style:text-properties style:font-name="Liberation Serif" fo:font-size="12pt" fo:language="en" fo:country="US" fo:font-weight="normal" style:font-size-asian="12pt" style:font-weight-asian="normal" style:font-size-complex="12pt" style:font-weight-complex="normal"/>
    </style:style>
    <style:style style:name="P40" style:family="paragraph" style:parent-style-name="Text_20_body">
      <style:paragraph-properties fo:margin-top="0cm" fo:margin-bottom="0cm"/>
      <style:text-properties style:font-name="Liberation Serif" fo:font-size="12pt" fo:language="en" fo:country="US" fo:font-weight="bold" style:font-size-asian="12pt" style:font-weight-asian="bold" style:font-size-complex="12pt" style:font-weight-complex="bold"/>
    </style:style>
    <style:style style:name="P41" style:family="paragraph" style:parent-style-name="Text_20_body">
      <style:paragraph-properties fo:margin-top="0cm" fo:margin-bottom="0cm"/>
      <style:text-properties fo:language="en" fo:country="US"/>
    </style:style>
    <style:style style:name="P42" style:family="paragraph" style:parent-style-name="Preformatted_20_Text">
      <style:paragraph-properties fo:margin-top="0cm" fo:margin-bottom="0cm"/>
      <style:text-properties style:font-name="Courier 10 Pitch" fo:font-size="12pt" fo:language="en" fo:country="US" fo:font-weight="normal" style:font-size-asian="12pt" style:font-weight-asian="normal" style:font-size-complex="12pt" style:font-weight-complex="normal"/>
    </style:style>
    <style:style style:name="P43" style:family="paragraph" style:parent-style-name="Preformatted_20_Text">
      <style:paragraph-properties fo:margin-top="0cm" fo:margin-bottom="0cm"/>
      <style:text-properties style:font-name="Courier 10 Pitch" fo:font-size="12pt" fo:language="en" fo:country="US" fo:font-weight="bold" style:font-size-asian="12pt" style:font-weight-asian="bold" style:font-size-complex="12pt" style:font-weight-complex="bold"/>
    </style:style>
    <style:style style:name="P44" style:family="paragraph" style:parent-style-name="Text_20_body">
      <style:paragraph-properties fo:margin-top="0.499cm" fo:margin-bottom="0.51cm"/>
      <style:text-properties style:font-name="Liberation Serif" fo:language="en" fo:country="US" fo:font-weight="normal" style:font-weight-asian="normal" style:font-weight-complex="normal"/>
    </style:style>
    <style:style style:name="P45" style:family="paragraph" style:parent-style-name="Table_20_Contents">
      <style:text-properties fo:language="en" fo:country="US"/>
    </style:style>
    <style:style style:name="P46" style:family="paragraph" style:parent-style-name="Table_20_Contents">
      <style:text-properties fo:language="en" fo:country="US" fo:font-weight="bold" style:font-weight-asian="bold" style:font-weight-complex="bold"/>
    </style:style>
    <style:style style:name="P47" style:family="paragraph" style:parent-style-name="Header" style:master-page-name="">
      <style:paragraph-properties fo:margin-top="5.001cm" fo:margin-bottom="2cm" fo:text-align="end" style:justify-single-word="false" style:page-number="auto"/>
      <style:text-properties style:font-name="Courier New" fo:font-size="66pt" fo:language="en" fo:country="US" fo:font-weight="bold" style:font-size-asian="66pt" style:font-weight-asian="bold" style:font-size-complex="66pt" style:font-weight-complex="bold"/>
    </style:style>
    <style:style style:name="P48" style:family="paragraph" style:parent-style-name="Text_20_body">
      <style:text-properties fo:language="en" fo:country="US"/>
    </style:style>
    <style:style style:name="P49" style:family="paragraph" style:parent-style-name="Text_20_body" style:list-style-name="L1">
      <style:text-properties fo:language="en" fo:country="US"/>
    </style:style>
    <style:style style:name="P50" style:family="paragraph" style:parent-style-name="Text_20_body">
      <style:text-properties fo:font-size="10pt" fo:language="en" fo:country="US" fo:font-weight="normal" style:font-size-asian="10pt" style:font-weight-asian="normal" style:font-size-complex="10pt" style:font-weight-complex="normal"/>
    </style:style>
    <style:style style:name="P51" style:family="paragraph" style:parent-style-name="Text_20_body">
      <style:text-properties fo:font-size="10pt" fo:language="en" fo:country="US" style:font-size-asian="10pt" style:font-size-complex="10pt"/>
    </style:style>
    <style:style style:name="P52" style:family="paragraph" style:parent-style-name="Text_20_body">
      <style:text-properties style:font-name="Courier 10 Pitch" fo:language="en" fo:country="US"/>
    </style:style>
    <style:style style:name="P53" style:family="paragraph" style:parent-style-name="Text_20_body">
      <style:text-properties style:font-name="Courier 10 Pitch" fo:font-size="10pt" fo:language="en" fo:country="US" fo:font-weight="normal" style:font-size-asian="10pt" style:font-weight-asian="normal" style:font-size-complex="10pt" style:font-weight-complex="normal"/>
    </style:style>
    <style:style style:name="P54" style:family="paragraph" style:parent-style-name="Text_20_body">
      <style:text-properties style:font-name="Courier 10 Pitchur" fo:language="en" fo:country="US"/>
    </style:style>
    <style:style style:name="P55" style:family="paragraph" style:parent-style-name="Text_20_body">
      <style:text-properties style:font-name="Courier 10 Pitch1"/>
    </style:style>
    <style:style style:name="P56" style:family="paragraph" style:parent-style-name="Heading_20_1" style:master-page-name="">
      <style:paragraph-properties style:page-number="auto" fo:break-before="page"/>
      <style:text-properties fo:language="en" fo:country="US"/>
    </style:style>
    <style:style style:name="P57" style:family="paragraph" style:parent-style-name="Heading_20_1" style:master-page-name="">
      <style:paragraph-properties style:page-number="auto" fo:break-before="page">
        <style:tab-stops/>
      </style:paragraph-properties>
      <style:text-properties fo:language="en" fo:country="US"/>
    </style:style>
    <style:style style:name="P58" style:family="paragraph" style:parent-style-name="Heading_20_1">
      <style:paragraph-properties fo:break-before="page"/>
      <style:text-properties fo:language="en" fo:country="US"/>
    </style:style>
    <style:style style:name="P59" style:family="paragraph" style:parent-style-name="Heading_20_2">
      <style:text-properties fo:language="en" fo:country="US"/>
    </style:style>
    <style:style style:name="P60" style:family="paragraph" style:parent-style-name="Heading_20_2" style:master-page-name="">
      <style:paragraph-properties style:page-number="auto" fo:break-before="page"/>
      <style:text-properties fo:language="en" fo:country="US"/>
    </style:style>
    <style:style style:name="P61" style:family="paragraph" style:parent-style-name="Heading_20_3">
      <style:text-properties fo:language="en" fo:country="US"/>
    </style:style>
    <style:style style:name="P62" style:family="paragraph" style:parent-style-name="Heading_20_3">
      <style:text-properties style:font-name="Liberation Serif" fo:font-size="12pt" fo:language="en" fo:country="US" fo:font-weight="normal" style:font-size-asian="12pt" style:font-weight-asian="normal" style:font-size-complex="12pt" style:font-weight-complex="normal"/>
    </style:style>
    <style:style style:name="P63" style:family="paragraph" style:parent-style-name="Heading_20_3" style:master-page-name="">
      <style:paragraph-properties style:page-number="auto" fo:break-before="page"/>
      <style:text-properties fo:language="en" fo:country="US"/>
    </style:style>
    <style:style style:name="P64" style:family="paragraph" style:parent-style-name="Heading_20_3">
      <style:paragraph-properties fo:break-before="page"/>
    </style:style>
    <style:style style:name="P65" style:family="paragraph" style:parent-style-name="Heading_20_3">
      <style:paragraph-properties fo:break-before="page"/>
      <style:text-properties style:font-name="Liberation Serif" fo:language="en" fo:country="US"/>
    </style:style>
    <style:style style:name="T1" style:family="text">
      <style:text-properties fo:font-size="12pt" fo:font-weight="bold"/>
    </style:style>
    <style:style style:name="T2" style:family="text">
      <style:text-properties fo:font-size="12pt" fo:font-weight="bold" style:font-size-asian="12pt" style:font-weight-asian="bold" style:font-size-complex="12pt" style:font-weight-complex="bold"/>
    </style:style>
    <style:style style:name="T3" style:family="text">
      <style:text-properties fo:font-size="12pt" fo:language="en" fo:country="US" fo:font-weight="normal" style:font-size-asian="12pt" style:font-weight-asian="normal" style:font-size-complex="12pt" style:font-weight-complex="normal"/>
    </style:style>
    <style:style style:name="T4" style:family="text">
      <style:text-properties fo:font-weight="normal" style:font-weight-asian="normal" style:font-weight-complex="normal"/>
    </style:style>
    <style:style style:name="T5" style:family="text">
      <style:text-properties fo:font-weight="bold" style:font-weight-asian="bold" style:font-weight-complex="bold"/>
    </style:style>
    <style:style style:name="T6" style:family="text">
      <style:text-properties style:font-name="Courier 10 Pitch"/>
    </style:style>
    <style:style style:name="T7" style:family="text">
      <style:text-properties style:font-name="Courier 10 Pitch" fo:font-weight="bold" style:font-weight-asian="bold" style:font-weight-complex="bold"/>
    </style:style>
    <style:style style:name="T8" style:family="text">
      <style:text-properties style:font-name="Courier 10 Pitch" fo:font-weight="normal" style:font-weight-asian="normal" style:font-weight-complex="normal"/>
    </style:style>
    <style:style style:name="T9" style:family="text">
      <style:text-properties style:font-name="Liberation Serif" fo:font-size="10pt" fo:font-weight="normal" style:font-size-asian="10pt" style:font-weight-asian="normal" style:font-size-complex="10pt" style:font-weight-complex="normal"/>
    </style:style>
    <style:style style:name="T10" style:family="text">
      <style:text-properties style:font-name="Liberation Serif" fo:font-size="10pt" fo:font-weight="bold" style:font-size-asian="10pt" style:font-weight-asian="bold" style:font-size-complex="10pt" style:font-weight-complex="bold"/>
    </style:style>
    <style:style style:name="T11" style:family="text">
      <style:text-properties style:font-name="Liberation Serif" fo:font-size="12pt" fo:language="en" fo:country="US" fo:font-weight="normal" style:font-size-asian="12pt" style:font-weight-asian="normal" style:font-size-complex="12pt" style:font-weight-complex="normal"/>
    </style:style>
    <style:style style:name="T12" style:family="text">
      <style:text-properties style:font-name="Liberation Serif" fo:font-size="12pt" fo:font-weight="bold" style:font-size-asian="12pt" style:font-weight-asian="bold" style:font-size-complex="12pt" style:font-weight-complex="bold"/>
    </style:style>
    <style:style style:name="T13" style:family="text">
      <style:text-properties style:font-name="Courier New" fo:font-size="14pt" fo:font-weight="bold" style:font-size-asian="14pt" style:font-weight-asian="bold" style:font-size-complex="14pt" style:font-weight-complex="bold"/>
    </style:style>
    <style:style style:name="T14" style:family="text">
      <style:text-properties fo:font-style="italic" style:font-style-asian="italic" style:font-style-complex="italic"/>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7">RDBMS4C</text:p>
      <text:p text:style-name="P32">Relational Database Management System for C language</text:p>
      <text:p text:style-name="P4"/>
      <text:p text:style-name="P5">reference guide</text:p>
      <text:p text:style-name="P4"/>
      <text:p text:style-name="P33">__UNDER CONSTRUCTION</text:p>
      <text:p text:style-name="P4"/>
      <text:p text:style-name="P20">Author: Szabolcs Kiss</text:p>
      <text:h text:style-name="P57" text:outline-level="1">Introduction</text:h>
      <text:p text:style-name="P7">The <text:span text:style-name="T13">RDBMS4C</text:span> solution is an embedded, in memory database.</text:p>
      <text:p text:style-name="P7">To summarize the key things:</text:p>
      <text:p text:style-name="P7"/>
      <text:p text:style-name="P7">Embedded, in memory database</text:p>
      <text:p text:style-name="P7">C API</text:p>
      <text:p text:style-name="P7">NOSQL</text:p>
      <text:p text:style-name="P7">Open source (GPL)</text:p>
      <text:p text:style-name="P7">Dynamic tables</text:p>
      <text:p text:style-name="P7">C data types for columns</text:p>
      <text:p text:style-name="P7">Foreign key support</text:p>
      <text:p text:style-name="P7">Primary, unique and normal indexes</text:p>
      <text:p text:style-name="P7">Column and function based indexes</text:p>
      <text:p text:style-name="P7">Cursors for DML and query</text:p>
      <text:p text:style-name="P7">Data safety</text:p>
      <text:p text:style-name="P7">String support C developers</text:p>
      <text:p text:style-name="P7"/>
      <text:p text:style-name="P7"/>
      <text:h text:style-name="P56" text:outline-level="1">RDBMS4C core</text:h>
      <text:h text:style-name="P59" text:outline-level="2">Build up your database structure (DDL)</text:h>
      <text:h text:style-name="P61" text:outline-level="3">Standard data types</text:h>
      <text:p text:style-name="P6">The data types reflect the well known C data types:</text:p>
      <table:table table:name="Table1" table:style-name="Table1">
        <table:table-column table:style-name="Table1.A"/>
        <table:table-column table:style-name="Table1.B"/>
        <table:table-row>
          <table:table-cell table:style-name="Table1.A1" office:value-type="string">
            <text:p text:style-name="P8">Data type</text:p>
          </table:table-cell>
          <table:table-cell table:style-name="Table1.B1" office:value-type="string">
            <text:p text:style-name="P46">Related C data type</text:p>
          </table:table-cell>
        </table:table-row>
        <table:table-row>
          <table:table-cell table:style-name="Table1.A2" office:value-type="string">
            <text:p text:style-name="P6">__char</text:p>
          </table:table-cell>
          <table:table-cell table:style-name="Table1.B2" office:value-type="string">
            <text:p text:style-name="P45">char</text:p>
          </table:table-cell>
        </table:table-row>
        <table:table-row>
          <table:table-cell table:style-name="Table1.A2" office:value-type="string">
            <text:p text:style-name="P6">__unsigned_char</text:p>
          </table:table-cell>
          <table:table-cell table:style-name="Table1.B2" office:value-type="string">
            <text:p text:style-name="P45">unsigned char</text:p>
          </table:table-cell>
        </table:table-row>
        <table:table-row>
          <table:table-cell table:style-name="Table1.A2" office:value-type="string">
            <text:p text:style-name="P6">__int</text:p>
          </table:table-cell>
          <table:table-cell table:style-name="Table1.B2" office:value-type="string">
            <text:p text:style-name="P45">int</text:p>
          </table:table-cell>
        </table:table-row>
        <table:table-row>
          <table:table-cell table:style-name="Table1.A2" office:value-type="string">
            <text:p text:style-name="P6">__unsigned_int</text:p>
          </table:table-cell>
          <table:table-cell table:style-name="Table1.B2" office:value-type="string">
            <text:p text:style-name="P45">unsigned int</text:p>
          </table:table-cell>
        </table:table-row>
        <table:table-row>
          <table:table-cell table:style-name="Table1.A2" office:value-type="string">
            <text:p text:style-name="P6">__long</text:p>
          </table:table-cell>
          <table:table-cell table:style-name="Table1.B2" office:value-type="string">
            <text:p text:style-name="P45">long</text:p>
          </table:table-cell>
        </table:table-row>
        <table:table-row>
          <table:table-cell table:style-name="Table1.A2" office:value-type="string">
            <text:p text:style-name="P6">__unsigned_long</text:p>
          </table:table-cell>
          <table:table-cell table:style-name="Table1.B2" office:value-type="string">
            <text:p text:style-name="P45">unsigned long</text:p>
          </table:table-cell>
        </table:table-row>
        <table:table-row>
          <table:table-cell table:style-name="Table1.A2" office:value-type="string">
            <text:p text:style-name="P6">__float</text:p>
          </table:table-cell>
          <table:table-cell table:style-name="Table1.B2" office:value-type="string">
            <text:p text:style-name="P45">float</text:p>
          </table:table-cell>
        </table:table-row>
        <table:table-row>
          <table:table-cell table:style-name="Table1.A2" office:value-type="string">
            <text:p text:style-name="P6">__double</text:p>
          </table:table-cell>
          <table:table-cell table:style-name="Table1.B2" office:value-type="string">
            <text:p text:style-name="P45">double</text:p>
          </table:table-cell>
        </table:table-row>
      </table:table>
      <text:p text:style-name="P6"/>
      <text:h text:style-name="P61" text:outline-level="3">Custom data types</text:h>
      <table:table table:name="Table2" table:style-name="Table2">
        <table:table-column table:style-name="Table2.A"/>
        <table:table-column table:style-name="Table2.B"/>
        <table:table-row>
          <table:table-cell table:style-name="Table2.A1" office:value-type="string">
            <text:p text:style-name="P46">Data type</text:p>
          </table:table-cell>
          <table:table-cell table:style-name="Table2.B1" office:value-type="string">
            <text:p text:style-name="P46">Description</text:p>
          </table:table-cell>
        </table:table-row>
        <table:table-row table:style-name="Table2.2">
          <table:table-cell table:style-name="Table2.A2" office:value-type="string">
            <text:p text:style-name="P6">__void_pointer</text:p>
          </table:table-cell>
          <table:table-cell table:style-name="Table2.B2" office:value-type="string">
            <text:p text:style-name="P45">General pointer</text:p>
          </table:table-cell>
        </table:table-row>
        <table:table-row>
          <table:table-cell table:style-name="Table2.A2" office:value-type="string">
            <text:p text:style-name="P6">__char_array</text:p>
          </table:table-cell>
          <table:table-cell table:style-name="Table2.B2" office:value-type="string">
            <text:p text:style-name="P45">String, char* in C</text:p>
          </table:table-cell>
        </table:table-row>
        <table:table-row>
          <table:table-cell table:style-name="Table2.A2" office:value-type="string">
            <text:p text:style-name="P6">__foreign_key</text:p>
          </table:table-cell>
          <table:table-cell table:style-name="Table2.B2" office:value-type="string">
            <text:p text:style-name="P45">Foreign key</text:p>
          </table:table-cell>
        </table:table-row>
      </table:table>
      <text:p text:style-name="P6"/>
      <text:h text:style-name="P63" text:outline-level="3">Record definitions</text:h>
      <text:p text:style-name="P9">To describe the fileds for table creation, you need to have a variable with the following type:</text:p>
      <text:p text:style-name="P34"/>
      <text:p text:style-name="P36">__db_record_definition <text:span text:style-name="T4">rec_def;</text:span></text:p>
      <text:p text:style-name="P37"/>
      <text:p text:style-name="P44">First of all, you need to create the record definition variable with the number of the fields:</text:p>
      <text:p text:style-name="P37"/>
      <text:p text:style-name="P36"><text:span text:style-name="T4">rec_def = </text:span>db_create_record_definition(num_of_fields);</text:p>
      <text:p text:style-name="P36"/>
      <text:p text:style-name="P10">function parameters:</text:p>
      <text:p text:style-name="P11">0 - <text:span text:style-name="T5">[int]</text:span> num of fields</text:p>
      <text:p text:style-name="P11"/>
      <text:p text:style-name="P6">After this step, you can set up the fields:</text:p>
      <text:p text:style-name="P36"/>
      <text:p text:style-name="P35"><text:span text:style-name="T5">db_set_record_definition_field(<text:line-break/> <text:s text:c="3"/></text:span>rec_def, <text:span text:style-name="T6">field_index</text:span>, "id", <text:span text:style-name="T5">__NOT_NULL</text:span>, <text:span text:style-name="T5">__unsigned_int</text:span>);</text:p>
      <text:p text:style-name="P35"/>
      <text:p text:style-name="P10">function parameters:</text:p>
      <text:p text:style-name="P11">0 – <text:span text:style-name="T5">[__db_record_definition]</text:span> record definition variable</text:p>
      <text:p text:style-name="P11">1 – <text:span text:style-name="T5">[int]</text:span> zero based index of the field you set up</text:p>
      <text:p text:style-name="P11">2 – <text:span text:style-name="T5">[char*]</text:span> name of the field</text:p>
      <text:p text:style-name="P11">3 – <text:span text:style-name="T5">[__db_field_NULL_definition]</text:span> mandatory of the field, <text:span text:style-name="T5">__NOT_NULL</text:span> or <text:span text:style-name="T5">__NULL</text:span></text:p>
      <text:p text:style-name="P11">4 – <text:span text:style-name="T5">[__db_field_data_type]</text:span> data type, possible values are described above</text:p>
      <text:h text:style-name="P63" text:outline-level="3">Primary keys</text:h>
      <text:p text:style-name="P6">The most important thing concerning primary keys is, that you can't create table without primary key. This forces the keeping of the RDBMS normal format. So prior to table creation you must create a primary key for the table, which is basically a custom index. This index is placed at the 0th index position and you can't delete or override this. First of all, you need a primary key variable:</text:p>
      <text:p text:style-name="P6"/>
      <text:p text:style-name="P13"><text:span text:style-name="T5">__db_primary_key</text:span> primary_key;</text:p>
      <text:p text:style-name="P6"/>
      <text:p text:style-name="P6">The primary key creation is the following (in case of complex primary key the parameter can be &gt; 0):</text:p>
      <text:p text:style-name="P6"/>
      <text:p text:style-name="P13"><text:span text:style-name="T4">primary_key = </text:span><text:span text:style-name="T5">db_create_pk</text:span>(num_of_pk_fields);</text:p>
      <text:p text:style-name="P6"/>
      <text:p text:style-name="P10">function parameters:</text:p>
      <text:p text:style-name="P11">0 - <text:span text:style-name="T5">[int]</text:span> num of fields in the index</text:p>
      <text:p text:style-name="P11"/>
      <text:p text:style-name="P6">You also need to set up the fields for the primary key (in case of complex primary key, you need to call this for all of the key fields):</text:p>
      <text:p text:style-name="P6"/>
      <text:p text:style-name="P13"><text:span text:style-name="T5">db_set_index_field</text:span>(primary_key, index_field, <text:span text:style-name="T6">field_index</text:span>, __asc);</text:p>
      <text:p text:style-name="P6"/>
      <text:p text:style-name="P10">function parameters:</text:p>
      <text:p text:style-name="P11">0 – <text:span text:style-name="T5">[__db_primary_key] </text:span>the primary key variable</text:p>
      <text:p text:style-name="P11">1 – <text:span text:style-name="T5">[int] </text:span>the position of the index field you set up</text:p>
      <text:p text:style-name="P11">2 – <text:span text:style-name="T5">[int] </text:span>the position of the field in the record definition</text:p>
      <text:p text:style-name="P12">3 – <text:span text:style-name="T5">[__db_index_field_sort_type] </text:span>sort type, <text:span text:style-name="T5">__asc</text:span> or <text:span text:style-name="T5">__desc</text:span>­</text:p>
      <text:h text:style-name="P63" text:outline-level="3">Tables</text:h>
      <text:p text:style-name="P6">You need the following variable to create a table:</text:p>
      <text:p text:style-name="P13"/>
      <text:p text:style-name="P13">__db_table table;</text:p>
      <text:p text:style-name="P6"/>
      <text:p text:style-name="P6">Having the record definition and primary key, you can create the table with the following calling:</text:p>
      <text:p text:style-name="P6"/>
      <text:p text:style-name="P13">table = <text:span text:style-name="T5">db_create_table</text:span>(rec_def, primary_key);</text:p>
      <text:p text:style-name="P6"/>
      <text:p text:style-name="P10">function parameters:</text:p>
      <text:p text:style-name="P11">0 – <text:span text:style-name="T5">[__db_record_definition] </text:span>the record definition</text:p>
      <text:p text:style-name="P11">1 – <text:span text:style-name="T5">[__db_primary_key] </text:span>the primary key variable</text:p>
      <text:p text:style-name="P17"/>
      <text:p text:style-name="P17">If you don't need the table anymore, you need to drop that with the following statement:</text:p>
      <text:p text:style-name="P17"/>
      <text:p text:style-name="P14"><text:span text:style-name="T5">db_drop_table</text:span>(table);</text:p>
      <text:p text:style-name="P17"/>
      <text:p text:style-name="P10">function parameters:</text:p>
      <text:p text:style-name="P11">0 – <text:span text:style-name="T5">[__db_table] </text:span>the table to be dropped</text:p>
      <text:p text:style-name="P11"/>
      <text:p text:style-name="P19">! Note, that all of the included components (indexes, record definitions, etc) will be destroyed.</text:p>
      <text:p text:style-name="P19">! Note, that child records and child tables are not maintained in this statement.</text:p>
      <text:h text:style-name="P63" text:outline-level="3">Indexes</text:h>
      <text:p text:style-name="P6">You can create different indexes on your table, but important to remember, that you already created one as primary key prior to create the table.</text:p>
      <text:p text:style-name="P6">The possible index types are the followings:</text:p>
      <text:list xml:id="list34288008" text:style-name="L1">
        <text:list-item>
          <text:p text:style-name="P49">normal index</text:p>
        </text:list-item>
        <text:list-item>
          <text:p text:style-name="P49">unique index</text:p>
        </text:list-item>
        <text:list-item>
          <text:p text:style-name="P49">primary index</text:p>
        </text:list-item>
      </text:list>
      <text:p text:style-name="P6"/>
      <text:p text:style-name="P6">Basically the indexes are based on fileds from the table, however you also can create index which is based on your custom function.</text:p>
      <text:p text:style-name="P6">The next steps show the index creation process, first of all, you need a variable:</text:p>
      <text:p text:style-name="P21">__db_index index;</text:p>
      <text:p text:style-name="P6"/>
      <text:p text:style-name="P13">index = <text:span text:style-name="T5">db_create_index</text:span>(num_of_index_fields, <text:span text:style-name="T5">__normal</text:span>);</text:p>
      <text:p text:style-name="P6"/>
      <text:p text:style-name="P10">function parameters:</text:p>
      <text:p text:style-name="P11">0 – <text:span text:style-name="T5">[int] </text:span>num of the fields in the index</text:p>
      <text:p text:style-name="P11">1 – <text:span text:style-name="T5">[__db_index_index_type] </text:span>type of the index: <text:span text:style-name="T5">__normal</text:span> or <text:span text:style-name="T5">__unique</text:span> (the <text:span text:style-name="T5">__primary</text:span> is not usable for general indexes)</text:p>
      <text:p text:style-name="P11"/>
      <text:p text:style-name="P13"><text:span text:style-name="T5">db_set_index_field</text:span>(index, <text:span text:style-name="T6">index_field</text:span>, <text:span text:style-name="T6">field_index</text:span>, <text:span text:style-name="T5">__asc</text:span>);</text:p>
      <text:p text:style-name="P13"/>
      <text:p text:style-name="P10">function parameters:</text:p>
      <text:p text:style-name="P11">0 – <text:span text:style-name="T5">[__db_index] </text:span>the index variable</text:p>
      <text:p text:style-name="P11">1 – <text:span text:style-name="T5">[int] </text:span>the position of the index field you set up</text:p>
      <text:p text:style-name="P11">2 – <text:span text:style-name="T5">[int] </text:span>the position of the field in the record definition</text:p>
      <text:p text:style-name="P12">3 – <text:span text:style-name="T5">[__db_index_field_sort_type] </text:span>sort type, <text:span text:style-name="T5">__asc</text:span> or <text:span text:style-name="T5">__desc</text:span></text:p>
      <text:p text:style-name="P12"/>
      <text:p text:style-name="P6"><text:span text:style-name="T7">db_set_table_index</text:span><text:span text:style-name="T6">(table, </text:span><text:span text:style-name="T6">field_index</text:span><text:span text:style-name="T6">, index);</text:span></text:p>
      <text:p text:style-name="P6"/>
      <text:p text:style-name="P10">function parameters:</text:p>
      <text:p text:style-name="P11">0 – <text:span text:style-name="T5">[__db_table] </text:span>the table variable</text:p>
      <text:p text:style-name="P11">1 – <text:span text:style-name="T5">[int] </text:span>the position of the index in the table (starting from 1, as 0 is the primary index)</text:p>
      <text:p text:style-name="P11">2 – <text:span text:style-name="T5">[__db_index] </text:span>the index variable</text:p>
      <text:h text:style-name="P64" text:outline-level="3">Function based indexes</text:h>
      <text:p text:style-name="Text_20_body">You also can create indexes based on user function instead of table columns. </text:p>
      <text:p text:style-name="Text_20_body">The index function function needs to be implemented with the following interface:</text:p>
      <text:p text:style-name="Text_20_body"/>
      <text:p text:style-name="P28"><text:span text:style-name="T5">typedef</text:span> <text:span text:style-name="T5">int</text:span> <text:span text:style-name="T5">__db_index_function_based</text:span>(</text:p>
      <text:p text:style-name="P28"><text:s text:c="4"/><text:span text:style-name="T5">const</text:span> <text:span text:style-name="T5">__db_record_s_record</text:span>* p_record_1,</text:p>
      <text:p text:style-name="P28"><text:s text:c="4"/><text:span text:style-name="T5">const</text:span> <text:span text:style-name="T5">__db_record_s_record</text:span>* p_record_2);</text:p>
      <text:p text:style-name="Text_20_body"/>
      <text:p text:style-name="Text_20_body"/>
      <text:p text:style-name="Text_20_body">You will receive the records in this function to be compared when the index works. You should return with the result of the comparison (-1, 0, 1).</text:p>
      <text:p text:style-name="Text_20_body"/>
      <text:p text:style-name="P21">__db_index index;</text:p>
      <text:p text:style-name="P6"/>
      <text:p text:style-name="P13">index = </text:p>
      <text:p text:style-name="P13"><text:span text:style-name="T5">db_create_function_based_index</text:span>(<text:span text:style-name="T5">__normal</text:span>, function);</text:p>
      <text:p text:style-name="P13"/>
      <text:p text:style-name="P12"><text:span text:style-name="T14">function parameters:</text:span></text:p>
      <text:p text:style-name="P11">0 – <text:span text:style-name="T5">[__db_index_index_type] </text:span>type of the index: <text:span text:style-name="T5">__normal</text:span> or <text:span text:style-name="T5">__unique</text:span> (the <text:span text:style-name="T5">__primary</text:span> is not usable for general indexes)</text:p>
      <text:p text:style-name="P11">1 - <text:span text:style-name="T5">[__db_index_p_function_based] <text:s/></text:span>user defined function based index</text:p>
      <text:p text:style-name="P16"/>
      <text:h text:style-name="P63" text:outline-level="3">Relationship between tables (foreign keys)</text:h>
      <text:p text:style-name="P6">The well known foreign key solution has been implemented as data type in the record definition, so you can build up the connection between the tables in three steps:</text:p>
      <text:p text:style-name="P6"/>
      <text:p text:style-name="P8">1. When you are setting up the record definition of the child table:</text:p>
      <text:p text:style-name="P6"/>
      <text:p text:style-name="P35"><text:span text:style-name="T5">db_set_record_definition_field(</text:span>rec_def, <text:span text:style-name="T6">field_index</text:span>,<text:line-break/> <text:s text:c="4"/>"foreign_key_name", <text:span text:style-name="T5">__NOT_NULL</text:span>, <text:span text:style-name="T5">__foreign_key</text:span>);</text:p>
      <text:p text:style-name="P10"/>
      <text:p text:style-name="P10">function parameters:</text:p>
      <text:p text:style-name="P11">0 – <text:span text:style-name="T5">[__db_record_definition] </text:span>record definition variable</text:p>
      <text:p text:style-name="P11">1 – <text:span text:style-name="T5">[int] </text:span>zero based index of the field you set up</text:p>
      <text:p text:style-name="P11">2 – <text:span text:style-name="T5">[char*] </text:span>name of the field, in this case the name ofthe foreign key as well</text:p>
      <text:p text:style-name="P11">3 – <text:span text:style-name="T5">[__db_field_NULL_definition] </text:span>mandatory of the field, in this case the mandatory of the relationship, <text:line-break/> <text:s text:c="5"/><text:span text:style-name="T5">__NOT_NULL</text:span> or <text:span text:style-name="T5">__NULL</text:span></text:p>
      <text:p text:style-name="P38">4 – <text:span text:style-name="T5">[__db_field_data_type] </text:span>data type, in case of foreign key it must be the <text:span text:style-name="T5">__foreign_key</text:span> constant</text:p>
      <text:p text:style-name="P39"/>
      <text:p text:style-name="P39"/>
      <text:p text:style-name="P40">2. When both of the child table and parent table are available (child table must have a foreign key field and the parent table must be created with primary key):</text:p>
      <text:p text:style-name="P39"/>
      <text:p text:style-name="P42"><text:span text:style-name="T5">db_set_foreign_key_table</text:span>(child_table, <text:span text:style-name="T6">field_index</text:span>, parent_table);</text:p>
      <text:p text:style-name="P39"/>
      <text:p text:style-name="P10">function parameters:</text:p>
      <text:p text:style-name="P11">0 – <text:span text:style-name="T5">[__db_table] </text:span>child table </text:p>
      <text:p text:style-name="P11">1 – <text:span text:style-name="T5">[int] </text:span>zero based position of the foreign key field in the child table</text:p>
      <text:p text:style-name="P11">2 – <text:span text:style-name="T5">[__db_table] </text:span>parent table </text:p>
      <text:p text:style-name="P38"/>
      <text:p text:style-name="P40">3. When you are inserting a child record<text:span text:style-name="T4"> (learn more about insert statement!)</text:span>:</text:p>
      <text:p text:style-name="P40"/>
      <text:p text:style-name="P43">db_insert_set_field<text:span text:style-name="T4">(child_record_definition, child_fields, <text:line-break/> <text:s text:c="3"/></text:span><text:span text:style-name="T8">field_index</text:span><text:span text:style-name="T4">, parent_record);</text:span></text:p>
      <text:p text:style-name="P40"/>
      <text:p text:style-name="P10">function parameters:</text:p>
      <text:p text:style-name="P11">0 – <text:span text:style-name="T5">[__db_record_definition] </text:span>child record definition</text:p>
      <text:p text:style-name="P11">1 – <text:span text:style-name="T5">[__db_fields] </text:span>child fields</text:p>
      <text:p text:style-name="P11">2 – <text:span text:style-name="T5">[int] </text:span>zero based position of the foreign key field in the child record definition</text:p>
      <text:p text:style-name="P41"><text:span text:style-name="T9">3 – </text:span><text:span text:style-name="T10">[__db_record] </text:span><text:span text:style-name="T9">you need to have the parent record here</text:span></text:p>
      <text:h text:style-name="P60" text:outline-level="2">Maintaine data (DML)</text:h>
      <text:h text:style-name="P61" text:outline-level="3">Insert</text:h>
      <text:p text:style-name="P6">The insert process contains three steps. First you need a __db_fields variable prepared by db_insert_preparation function. After that you can set up the fields of the __db_field using the record definition to validate the data. The final step, which inserts the record into the table, needs a valid __db_cursor, which points to the target table.</text:p>
      <text:p text:style-name="P6"/>
      <text:p text:style-name="P6">Step 1:</text:p>
      <text:p text:style-name="P6"><text:span text:style-name="T7">__db_field</text:span><text:span text:style-name="T6"> fields;</text:span></text:p>
      <text:p text:style-name="P6"><text:span text:style-name="T6">fields = </text:span><text:span text:style-name="T7">db_insert_preparation</text:span><text:span text:style-name="T6">(num_of_fields);</text:span></text:p>
      <text:p text:style-name="P13"/>
      <text:p text:style-name="P10">function parameters:</text:p>
      <text:p text:style-name="P11">0 – <text:span text:style-name="T5">[int]</text:span> number of fields</text:p>
      <text:p text:style-name="P16"/>
      <text:p text:style-name="P22">Step 2:</text:p>
      <text:p text:style-name="P6"><text:span text:style-name="T7">db_insert_set_field</text:span><text:span text:style-name="T6">(record_definition, fields, </text:span><text:span text:style-name="T6">field_index</text:span><text:span text:style-name="T6">, <text:line-break/> <text:s text:c="3"/>value);</text:span></text:p>
      <text:p text:style-name="P13"/>
      <text:p text:style-name="P10">function parameters:</text:p>
      <text:p text:style-name="P11">0 – <text:span text:style-name="T5">[__db_record_definition]</text:span> the record definition to check the data</text:p>
      <text:p text:style-name="P11">1 – <text:span text:style-name="T5">[__db_fields]</text:span> the fields contain the data for insert</text:p>
      <text:p text:style-name="P11">2 – <text:span text:style-name="T5">[int]</text:span> the position in the field in the fields parameter which will be set up</text:p>
      <text:p text:style-name="P11">3 – <text:span text:style-name="T5">[void*]</text:span> the pointer of the data which will be used</text:p>
      <text:p text:style-name="P11"/>
      <text:p text:style-name="P18">Step 3:</text:p>
      <text:p text:style-name="P15"><text:span text:style-name="T5">db_insert_into</text:span>(cursor, fields);</text:p>
      <text:p text:style-name="P18"/>
      <text:p text:style-name="P10">function parameters:</text:p>
      <text:p text:style-name="P11">0 – <text:span text:style-name="T5">[__db_cursor]</text:span> valid cursor pointing to the target table</text:p>
      <text:p text:style-name="P11">1 – <text:span text:style-name="T5">[__db_fields]</text:span> the fields contain the data for insert</text:p>
      <text:p text:style-name="P11"/>
      <text:p text:style-name="P18"/>
      <text:h text:style-name="P63" text:outline-level="3">Update</text:h>
      <text:p text:style-name="P6">The update process works on field level and like all of the DML processes, update also needs cursor. You can update a field in one step. The statement will affect the record pointed by the cursor.</text:p>
      <text:p text:style-name="P6">It means, that the update function assumes, that you have positioned the cursor to the appropriate record.</text:p>
      <text:p text:style-name="P6"/>
      <text:p text:style-name="P13"><text:span text:style-name="T5">db_update</text:span>(cursor, field_index, value);</text:p>
      <text:p text:style-name="P6"/>
      <text:p text:style-name="P10">function parameters:</text:p>
      <text:p text:style-name="P11">0 – <text:span text:style-name="T5">[__db_cursor]</text:span> valid cursor pointing to the target table and record</text:p>
      <text:p text:style-name="P11">1 – <text:span text:style-name="T5">[int]</text:span> position of the filed to be updated</text:p>
      <text:p text:style-name="P11">2 – <text:span text:style-name="T5">[void*]</text:span> the pointer of the data which will be used</text:p>
      <text:p text:style-name="P6"/>
      <text:p text:style-name="P6">If you want to modify a foreign key based field, you can use the following statement:</text:p>
      <text:p text:style-name="P6"/>
      <text:p text:style-name="P13"><text:span text:style-name="T5">db_update_foreign_key</text:span>(cursor, field_index, parent_cursor);</text:p>
      <text:p text:style-name="P6"/>
      <text:p text:style-name="P10">function parameters:</text:p>
      <text:p text:style-name="P11">0 – <text:span text:style-name="T5">[__db_cursor]</text:span> valid cursor pointing to the target table and record</text:p>
      <text:p text:style-name="P11">1 – <text:span text:style-name="T5">[int]</text:span> position of the filed to be updated</text:p>
      <text:p text:style-name="P11">2 – <text:span text:style-name="T5">[__db_cursor]</text:span> cursor, which points to the parent table, the pointed record there will be the new value</text:p>
      <text:p text:style-name="P6"/>
      <text:h text:style-name="P63" text:outline-level="3">Delete</text:h>
      <text:p text:style-name="P6">Like every DML statement, the delete function also needs a cursor pointing to the record to be deleted. It means, that the delete function assumes, that you have positioned the cursor to the appropriate record.</text:p>
      <text:p text:style-name="P6"/>
      <text:p text:style-name="P13"><text:span text:style-name="T5">db_cursor_delete</text:span>(cursor);</text:p>
      <text:p text:style-name="P6"/>
      <text:p text:style-name="P10">function parameters:</text:p>
      <text:p text:style-name="P11">0 – <text:span text:style-name="T5">[__db_cursor]</text:span> valid cursor pointing to the target table and record</text:p>
      <text:p text:style-name="P6"/>
      <text:p text:style-name="P8">! Note, that you can't call this statement inside in a cursor loop.</text:p>
      <text:p text:style-name="P8">! Note, that all of the records in the child tables will be deleted as well, so this is a cascade delete.</text:p>
      <text:h text:style-name="P60" text:outline-level="2">Query data</text:h>
      <text:h text:style-name="P61" text:outline-level="3">Indexes and DML</text:h>
      <text:p text:style-name="P6">The indexes are allocated memory areas containing pointer arrays with custom order. The pointers point directly to the records in the memory. It means, that after insert or delete action the indexes needs maintenance or needs to be re-created. To optimalize the performance in these critical cases, the system will destroy the indexes after insert or delete action on the given table. The index will be re-created only after the first query request.</text:p>
      <text:p text:style-name="P6">! Note, that after insert or delete action the first query request will be slower as the indexes will be re-created. It means, you should avoid the repeating of DML/QUERY requests, especially in loops.</text:p>
      <text:h text:style-name="P61" text:outline-level="3">Cursors</text:h>
      <text:p text:style-name="P6">Cursors are dedicated to provide interface for I/O requests, using RDBMS terminology, DML and QUERY requests. A cursor is assigned to a table. One table can have more cursos in the same time and you also can execute parallel loops on cursors pointing to the same table. </text:p>
      <text:p text:style-name="P6">A cursor uses a table and one of the table indexes, this index will be used in the cursor loops.</text:p>
      <text:p text:style-name="P6"/>
      <text:p text:style-name="P13">cursor = <text:span text:style-name="T5">db_create_cursor</text:span>(table, index_position);</text:p>
      <text:p text:style-name="P6"/>
      <text:p text:style-name="P10">function parameters:</text:p>
      <text:p text:style-name="P11">0 – <text:span text:style-name="T5">[__db_table]</text:span> the table variable</text:p>
      <text:p text:style-name="P11">1 - <text:span text:style-name="T5">[int]</text:span> the position of the index in the table</text:p>
      <text:p text:style-name="P6"/>
      <text:p text:style-name="P6">After you decided to drop the cursor, you can you the following statement:</text:p>
      <text:p text:style-name="P6"/>
      <text:p text:style-name="P27">db_drop_cursor<text:span text:style-name="T4">(</text:span><text:span text:style-name="T8">cursor</text:span><text:span text:style-name="T4">);</text:span></text:p>
      <text:p text:style-name="P6"/>
      <text:p text:style-name="P10">function parameters:</text:p>
      <text:p text:style-name="P11">0 – <text:span text:style-name="T5">[__db_cursor]</text:span> the cursor to be droped</text:p>
      <text:p text:style-name="P11"/>
      <text:h text:style-name="P63" text:outline-level="3">Cursor navigation</text:h>
      <text:p text:style-name="P6">You can use the <text:span text:style-name="T5">first</text:span>/<text:span text:style-name="T5">last</text:span>, <text:span text:style-name="T5">next</text:span>/<text:span text:style-name="T5">prev</text:span> navigation steps at the cursor. The currently positioned record is available via the <text:span text:style-name="T5">current</text:span> function call. All of these navigation functions return with a record variable, if there is a record available, else it returns with null.</text:p>
      <text:p text:style-name="P6"/>
      <text:p text:style-name="P29"><text:span text:style-name="T5">__db_record</text:span> record;</text:p>
      <text:p text:style-name="P29"/>
      <text:p text:style-name="P29">record = <text:span text:style-name="T5">db_cursor_first</text:span>(cursor);</text:p>
      <text:p text:style-name="P29"/>
      <text:p text:style-name="P29">record = <text:span text:style-name="T5">db_cursor_last</text:span>(cursor);</text:p>
      <text:p text:style-name="P29"/>
      <text:p text:style-name="P29">record = <text:span text:style-name="T5">db_cursor_prev</text:span>(cursor);</text:p>
      <text:p text:style-name="P29"/>
      <text:p text:style-name="P29">record = <text:span text:style-name="T5">db_cursor_next</text:span>(cursor);</text:p>
      <text:p text:style-name="P29"/>
      <text:p text:style-name="P29">record = <text:span text:style-name="T5">db_cursor_current</text:span>(cursor);</text:p>
      <text:p text:style-name="P6"/>
      <text:p text:style-name="P10">function parameters:</text:p>
      <text:p text:style-name="P11">0 – <text:span text:style-name="T5">[__db_cursor]</text:span> the cursor variable to be targeted</text:p>
      <text:p text:style-name="P6"/>
      <text:h text:style-name="P63" text:outline-level="3">Cursor loop</text:h>
      <text:p text:style-name="P6">You can make a FOR-ALL style cursor loop quicky using the built in loop macro statemetns:</text:p>
      <text:p text:style-name="P6"/>
      <text:p text:style-name="P29"><text:span text:style-name="T5">__for_cursor_loop</text:span>(record, cursor)</text:p>
      <text:p text:style-name="P6"><text:s text:c="8"/>… your statements</text:p>
      <text:p text:style-name="P29"><text:span text:style-name="T5">__end_loop</text:span>(record, cursor)</text:p>
      <text:p text:style-name="P6"/>
      <text:p text:style-name="P10">function parameters:</text:p>
      <text:p text:style-name="P11">0 – <text:span text:style-name="T5">[__db_record]</text:span> the record variable containing the currently positioned record</text:p>
      <text:p text:style-name="P11">1 – <text:span text:style-name="T5">[__db_cursor]</text:span> the cursor variable for the loop</text:p>
      <text:p text:style-name="P6"/>
      <text:p text:style-name="P19">! Note, that you can't execute INSERT or DELETE statement inside in a cursor loop</text:p>
      <text:p text:style-name="P6"/>
      <text:h text:style-name="P63" text:outline-level="3">Access data via cursor record</text:h>
      <text:p text:style-name="P6">Once you have found a record via cursor, you can access the fields of the record via the appropriate GET FIELD statements.</text:p>
      <text:p text:style-name="P6">For standard data types:</text:p>
      <text:p text:style-name="P6"/>
      <text:p text:style-name="P29"><text:span text:style-name="T5">db_get_field_as_char</text:span>(record, field_position)</text:p>
      <text:p text:style-name="P29"><text:span text:style-name="T5">db_get_field_as_unsigned_char</text:span>(record, field_position)</text:p>
      <text:p text:style-name="P29"><text:span text:style-name="T5">db_get_field_as_int</text:span>(record, field_position)</text:p>
      <text:p text:style-name="P29"><text:span text:style-name="T5">db_get_field_as_unsigned_int</text:span>(record, field_position)</text:p>
      <text:p text:style-name="P29"><text:span text:style-name="T5">db_get_field_as_long</text:span>(record, field_position)</text:p>
      <text:p text:style-name="P29"><text:span text:style-name="T5">db_get_field_as_unsigned_long</text:span>(record, field_position)</text:p>
      <text:p text:style-name="P29"><text:span text:style-name="T5">db_get_field_as_float</text:span>(record, field_position)</text:p>
      <text:p text:style-name="P29"><text:span text:style-name="T5">db_get_field_as_double</text:span>(record, field_position)</text:p>
      <text:p text:style-name="P24"/>
      <text:p text:style-name="P10">function parameters:</text:p>
      <text:p text:style-name="P11">0 – <text:span text:style-name="T5">[__db_record]</text:span> the record variable containing the currently positioned record</text:p>
      <text:p text:style-name="P11">1 – <text:span text:style-name="T5">[int]</text:span> the position of the field</text:p>
      <text:p text:style-name="P11"/>
      <text:p text:style-name="P25"/>
      <text:p text:style-name="P24">For custom data types you can use the same parameter structure, but you will get custom results:</text:p>
      <text:p text:style-name="P29"><text:span text:style-name="T5">db_get_field_as_void</text:span>(record, field_position)</text:p>
      <text:p text:style-name="P30">Returns with a general pointer: void*</text:p>
      <text:p text:style-name="P29"/>
      <text:p text:style-name="P29"><text:span text:style-name="T5">db_get_field_as_char_array</text:span>(record, field_position)</text:p>
      <text:p text:style-name="P30">Returns with a general char pointer: char*</text:p>
      <text:p text:style-name="P29"/>
      <text:p text:style-name="P29"><text:span text:style-name="T5">db_get_field_as_foreign_key_record</text:span>(record, field_position)</text:p>
      <text:p text:style-name="P6">Returns with a <text:span text:style-name="T5">__db_record</text:span> variable containing the parent record (as the foreign keys contain direct pointer to the parent record, this statement can access that directly)</text:p>
      <text:p text:style-name="P11"/>
      <text:h text:style-name="P63" text:outline-level="3">Find a record by key</text:h>
      <text:p text:style-name="P6">Based on the fact, that all of the tables you made contains primary key, you can find unique records via keys. You need to create and set up the key prior to use and after that you need to drop the key:</text:p>
      <text:p text:style-name="P6"/>
      <text:p text:style-name="P29"><text:span text:style-name="T5">__db_key</text:span> key;</text:p>
      <text:p text:style-name="P29"/>
      <text:p text:style-name="P29">key = <text:span text:style-name="T5">db_create_key</text:span>(cursor);</text:p>
      <text:p text:style-name="P29"/>
      <text:p text:style-name="P10">function parameters:</text:p>
      <text:p text:style-name="P11">0 – <text:span text:style-name="T5">[__db_cursor]</text:span> the cursor variable</text:p>
      <text:p text:style-name="P29"/>
      <text:p text:style-name="P29"/>
      <text:p text:style-name="P29"><text:span text:style-name="T5">db_set_key_field</text:span>(key, field_position, value);</text:p>
      <text:p text:style-name="P29"/>
      <text:p text:style-name="P10">function parameters:</text:p>
      <text:p text:style-name="P31">0 – <text:span text:style-name="T5">[__db_key]</text:span> the key variable to be set up</text:p>
      <text:p text:style-name="P31">1 - <text:span text:style-name="T5">[int]</text:span> the position of the field</text:p>
      <text:p text:style-name="P31">2 - <text:span text:style-name="T5">[void*]</text:span> the pointer of the data you want to use</text:p>
      <text:p text:style-name="P29"/>
      <text:p text:style-name="P29"/>
      <text:p text:style-name="P29">record = <text:span text:style-name="T5">db_find_by_key</text:span>(key);</text:p>
      <text:p text:style-name="P29"/>
      <text:p text:style-name="P10">function parameters:</text:p>
      <text:p text:style-name="P31">0 – <text:span text:style-name="T5">[__db_key]</text:span> the prepared key variable you want to use</text:p>
      <text:p text:style-name="P29"/>
      <text:p text:style-name="P29"/>
      <text:p text:style-name="P29"><text:span text:style-name="T5">db_drop_key</text:span>(key);</text:p>
      <text:p text:style-name="P29"/>
      <text:p text:style-name="P10">function parameters:</text:p>
      <text:p text:style-name="P31">0 – <text:span text:style-name="T5">[__db_key]</text:span> the key to be dropped</text:p>
      <text:p text:style-name="P31"/>
      <text:h text:style-name="P58" text:outline-level="1">RDBMS4C extensions</text:h>
      <text:h text:style-name="P59" text:outline-level="2">Timer</text:h>
      <text:p text:style-name="P6">Timer component provides simple possibility to run a cycle which calls the pre-defined timer entities.</text:p>
      <text:h text:style-name="Heading_20_3" text:outline-level="3">The timer function type definition</text:h>
      <text:p text:style-name="Text_20_body">The timer function type definition provides a callable timer event function interface for the developers. You need to make your function based on this interface and you can simply pass it as parameter at the timer creation.</text:p>
      <text:p text:style-name="Text_20_body"/>
      <text:p text:style-name="P28"><text:span text:style-name="T5">typedef</text:span> <text:span text:style-name="T5">void</text:span> <text:span text:style-name="T5">__timer_function</text:span>(<text:span text:style-name="T5">int</text:span> pid);</text:p>
      <text:p text:style-name="Text_20_body"/>
      <text:h text:style-name="P61" text:outline-level="3">Create timer entity</text:h>
      <text:p text:style-name="P6">You can create a timer entity using the calling below. The created timer entities are stored centrally, you have access only to the id you provides at the creation.</text:p>
      <text:p text:style-name="P6"/>
      <text:p text:style-name="P29"><text:span text:style-name="T5">int</text:span> timer = <text:span text:style-name="T5">create_timer</text:span>(timer_id, period, timer_function);</text:p>
      <text:p text:style-name="P6"/>
      <text:p text:style-name="P10">function parameters:</text:p>
      <text:p text:style-name="P31">0 – <text:span text:style-name="T5">[int]</text:span> you need to provide an id for the timer (it will be the return value of the calling as well)</text:p>
      <text:p text:style-name="P31">1 - <text:span text:style-name="T5">[int]</text:span> period value (usually milliseconds)</text:p>
      <text:p text:style-name="P31">2 - <text:span text:style-name="T5">[__p_timer_function]</text:span> your timer function based on <text:span text:style-name="T5">__timer_function</text:span> interface </text:p>
      <text:p text:style-name="P31"/>
      <text:h text:style-name="P62" text:outline-level="3">You can drop the timer entity with the following statement:</text:h>
      <text:p text:style-name="P22"/>
      <text:p text:style-name="P29"><text:span text:style-name="T2">drop_timer</text:span><text:span text:style-name="T3">(timer_id);</text:span></text:p>
      <text:p text:style-name="P22"/>
      <text:p text:style-name="P10">function parameters:</text:p>
      <text:p text:style-name="P31"><text:span text:style-name="T11">0 – </text:span><text:span text:style-name="T12">[int]</text:span><text:span text:style-name="T11"> the id of the timer entity</text:span></text:p>
      <text:p text:style-name="P26"/>
      <text:h text:style-name="P65" text:outline-level="3">Timer pool</text:h>
      <text:p text:style-name="P23">Timer pool is a cycle, which calls your created timer entities. You can start this cycle with the following calling, don't forget, that it runs on the caller thread.</text:p>
      <text:p text:style-name="P23"/>
      <text:p text:style-name="P29"><text:span text:style-name="T5">timer_pool</text:span>();</text:p>
      <text:p text:style-name="P23"/>
      <text:p text:style-name="P23">You can exit from the timer pool cycle calling the timer_pool_exit function, of course, one of your timer entities need to do it!</text:p>
      <text:p text:style-name="P23"/>
      <text:p text:style-name="P29"><text:span text:style-name="T5">timer_pool_exi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Courier 10 Pitch1" svg:font-family="'Courier 10 Pitch'"/>
    <style:font-face style:name="Courier 10 Pitchur" svg:font-family="'Courier 10 Pitchur'"/>
    <style:font-face style:name="Lohit Hindi1" svg:font-family="'Lohit Hindi'"/>
    <style:font-face style:name="OpenSymbol" svg:font-family="OpenSymbol"/>
    <style:font-face style:name="Courier 10 Pitch" svg:font-family="'Courier 10 Pitch'" style:font-pitch="fixed"/>
    <style:font-face style:name="Courier New" svg:font-family="'Courier New'" style:font-family-generic="modern" style:font-pitch="fixed"/>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100%" fo:margin-left="0.598cm" fo:margin-right="0cm" fo:margin-top="0cm" fo:margin-bottom="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WenQuanYi Micro Hei1" style:font-size-asian="10pt" style:font-name-complex="Lohit Hindi2"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style:font-name="Courier New" fo:font-size="12pt" fo:language="en" fo:country="US" fo:font-weight="bold" style:font-size-asian="12pt" style:font-weight-asian="bold" style:font-size-complex="12pt" style:font-weight-complex="bold"/>
    </style:style>
    <style:style style:name="MP2" style:family="paragraph" style:parent-style-name="Header">
      <style:paragraph-properties fo:text-align="center" style:justify-single-word="false"/>
      <style:text-properties style:font-name="Liberation Serif" fo:language="en" fo:country="US"/>
    </style:style>
    <style:style style:name="MP3" style:family="paragraph" style:parent-style-name="Footer">
      <style:text-properties fo:language="en" fo:country="US"/>
    </style:style>
    <style:style style:name="MT1" style:family="text">
      <style:text-properties fo:font-size="12pt" fo:font-weight="bold"/>
    </style:style>
    <style:page-layout style:name="Mpm1">
      <style:page-layout-properties fo:page-width="21.001cm" fo:page-height="29.7cm" style:num-format="1" style:print-orientation="portrait" fo:margin="2cm" fo:margin-top="2cm" fo:margin-bottom="2cm" fo:margin-left="2cm" fo:margin-right="2cm" fo:border="none" fo:padding="0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top="none" fo:border-bottom="0.06pt solid #008080" fo:border-left="none" fo:border-right="none" fo:padding="0.049cm" style:shadow="none" style:dynamic-spacing="false"/>
      </style:header-style>
      <style:footer-style>
        <style:header-footer-properties fo:min-height="0.6cm" fo:margin-left="0.101cm" fo:margin-right="0cm" fo:margin-top="0.499cm" fo:border-top="0.06pt solid #008080" fo:border-bottom="none" fo:border-left="none" fo:border-right="none" fo:padding="0.049cm" style:shadow="none" fo:background-color="transparent" style:dynamic-spacing="false">
          <style:background-image/>
        </style:header-footer-properties>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RDBMS4C</text:p>
      </style:header>
      <style:footer>
        <text:p text:style-name="MP2">blogcprog.com <text:span text:style-name="MT1">©</text:span></text:p>
      </style:footer>
    </style:master-page>
    <style:master-page style:name="First_20_Page" style:display-name="First Page" style:page-layout-name="Mpm2" style:next-style-name="Standard">
      <style:footer>
        <text:p text:style-name="MP3"/>
      </style:footer>
    </style:master-page>
    <style:master-page style:name="Index" style:page-layout-name="Mpm2">
      <style:footer>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iss Szabolcs</meta:initial-creator>
    <meta:creation-date>2012-05-13T14:47:29</meta:creation-date>
    <dc:date>2012-06-16T14:52:02.35</dc:date>
    <meta:editing-duration>PT9H28M41S</meta:editing-duration>
    <meta:editing-cycles>235</meta:editing-cycles>
    <meta:generator>LibreOffice/3.5$Windows_x86 LibreOffice_project/235ab8a-3802056-4a8fed3-2d66ea8-e241b80</meta:generator>
    <meta:document-statistic meta:table-count="2" meta:image-count="0" meta:object-count="0" meta:page-count="19" meta:paragraph-count="291" meta:word-count="2302" meta:character-count="14975" meta:non-whitespace-character-count="12919"/>
  </office:meta>
</office:document-meta>
</file>